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4220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94220" style:font-weight-asian="bold" style:font-weight-complex="bold"/>
    </style:style>
    <style:style style:name="P4" style:family="paragraph" style:parent-style-name="Standard">
      <style:text-properties officeooo:rsid="00194220" officeooo:paragraph-rsid="0019422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4220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1942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structions to run </text:span><text:span text:style-name="T2">(on linux)</text:span>:</text:p>
      <text:p text:style-name="P1">$ bison -d Parser.y</text:p>
      <text:p text:style-name="P1">$ flex Lexer.l</text:p>
      <text:p text:style-name="P1">$ gcc Parser.tab.c lex.yy.c -lfl <text:s/><text:span text:style-name="T5">(ignore the warnings)</text:span></text:p>
      <text:p text:style-name="P1">$ ./a.out &lt;filename&gt; </text:p>
      <text:p text:style-name="P4">[Parse Successful – for correct bash syntax]</text:p>
      <text:p text:style-name="P4">[error:syntax error – otherwise]</text:p>
      <text:p text:style-name="Standard"/>
      <text:p text:style-name="Standard">Note:- <text:span text:style-name="T1">The file ‘correct’ contains a sample bash program written with correct syntax.</text:span></text:p>
      <text:p text:style-name="P2">It contains the following program :</text:p>
      <text:p text:style-name="P2"/>
      <text:p text:style-name="Standard">#!/bin/bash</text:p>
      <text:p text:style-name="Standard"># Basic function</text:p>
      <text:p text:style-name="Standard">print_something () {</text:p>
      <text:p text:style-name="Standard">echo "Hello I am a function"</text:p>
      <text:p text:style-name="Standard">}</text:p>
      <text:p text:style-name="Standard">counter=0</text:p>
      <text:p text:style-name="Standard">echo "Enter your lucky number"</text:p>
      <text:p text:style-name="Standard">read n</text:p>
      <text:p text:style-name="Standard">if [ "$n" -lt 50 ];</text:p>
      <text:p text:style-name="Standard">then</text:p>
      <text:p text:style-name="Standard">until [ "$counter" -gt 5 ]</text:p>
      <text:p text:style-name="Standard">do</text:p>
      <text:p text:style-name="Standard">echo "Counter: $counter"</text:p>
      <text:p text:style-name="Standard">counter=counter+1</text:p>
      <text:p text:style-name="Standard">done</text:p>
      <text:p text:style-name="Standard">elif [[ "$n" -gt 70 ]];</text:p>
      <text:p text:style-name="Standard">then</text:p>
      <text:p text:style-name="Standard">echo "number entered is greater than 70"</text:p>
      <text:p text:style-name="Standard">else</text:p>
      <text:p text:style-name="Standard">echo "calling function :"</text:p>
      <text:p text:style-name="Standard">print_something</text:p>
      <text:p text:style-name="P1">fi</text:p>
      <text:p text:style-name="P1"/>
      <text:p text:style-name="P3">The file ‘wrong’ contains a sample bash program written with the wrong syntax.</text:p>
      <text:p text:style-name="P2">It contains the following program :</text:p>
      <text:p text:style-name="Standard"/>
      <text:p text:style-name="Standard">#!/bin/bash</text:p>
      <text:p text:style-name="Standard"># Basic function</text:p>
      <text:p text:style-name="Standard">print_something () {</text:p>
      <text:p text:style-name="Standard">echo "Hello I am a function"</text:p>
      <text:p text:style-name="Standard">}</text:p>
      <text:p text:style-name="Standard">for (( a = 0 ; a &lt;= 10 ; a++ ));</text:p>
      <text:p text:style-name="Standard">if [[ $a -lt 5 ]]</text:p>
      <text:p text:style-name="Standard">then</text:p>
      <text:p text:style-name="Standard">echo "a is less than 5"</text:p>
      <text:p text:style-name="Standard">elif [[ $a -gt 5 &amp;&amp; $a -lt 8 ]]</text:p>
      <text:p text:style-name="Standard">then</text:p>
      <text:p text:style-name="Standard">echo "a is between 5 and 7"</text:p>
      <text:p text:style-name="Standard">else</text:p>
      <text:p text:style-name="Standard">echo "a is greater than 8"</text:p>
      <text:p text:style-name="Standard">fi</text:p>
      <text:p text:style-name="Standard"><text:soft-page-break/>done</text:p>
      <text:p text:style-name="Standard">echo "calling function :"</text:p>
      <text:p text:style-name="Standard">print_something</text:p>
      <text:p text:style-name="Standard"/>
      <text:p text:style-name="Standard"><text:span text:style-name="T4">Reason</text:span> - ‘do’ is missing in the for loop.</text:p>
      <text:p text:style-name="Standard"/>
      <text:p text:style-name="Standard"/>
      <text:p text:style-name="P3">Sample Working programs</text:p>
      <text:p text:style-name="P3"/>
      <text:p text:style-name="Standard">1) Hello World</text:p>
      <text:p text:style-name="Standard">#!/usr/bin/env bash</text:p>
      <text:p text:style-name="Standard">NAME="PersonX"</text:p>
      <text:p text:style-name="Standard">echo "Hello $NAME!"</text:p>
      <text:p text:style-name="Standard"/>
      <text:p text:style-name="Standard">2) Comment example</text:p>
      <text:p text:style-name="Standard">#!/bin/bash</text:p>
      <text:p text:style-name="Standard"># Add two numeric value</text:p>
      <text:p text:style-name="Standard">sum=25+35</text:p>
      <text:p text:style-name="Standard">#Print the result</text:p>
      <text:p text:style-name="Standard">#System.out.println("Hello World");</text:p>
      <text:p text:style-name="Standard">echo $sum</text:p>
      <text:p text:style-name="Standard"/>
      <text:p text:style-name="Standard">3) Switch-case example</text:p>
      <text:p text:style-name="Standard">case $INPUT_STRING in</text:p>
      <text:p text:style-name="Standard">hello)</text:p>
      <text:p text:style-name="Standard">{echo "Hello yourself!"}</text:p>
      <text:p text:style-name="Standard">;;</text:p>
      <text:p text:style-name="Standard">bye)</text:p>
      <text:p text:style-name="Standard">{echo "See you again!"}</text:p>
      <text:p text:style-name="Standard">;;</text:p>
      <text:p text:style-name="Standard">*)</text:p>
      <text:p text:style-name="Standard">{echo "Sorry, I don't understand"}</text:p>
      <text:p text:style-name="Standard">;;</text:p>
      <text:p text:style-name="Standard">esac</text:p>
      <text:p text:style-name="Standard"/>
      <text:p text:style-name="Standard">4) Switch-case example</text:p>
      <text:p text:style-name="Standard">#!/bin/bash</text:p>
      <text:p text:style-name="Standard">echo "Enter your lucky number"</text:p>
      <text:p text:style-name="Standard">read n</text:p>
      <text:p text:style-name="Standard">case $n in</text:p>
      <text:p text:style-name="Standard">101)</text:p>
      <text:p text:style-name="Standard">echo "You got 1st prize" ;;</text:p>
      <text:p text:style-name="Standard">510)</text:p>
      <text:p text:style-name="Standard">echo "You got 2nd prize" ;;</text:p>
      <text:p text:style-name="Standard">999)echo "You got 3rd prize" ;;</text:p>
      <text:p text:style-name="Standard">*)</text:p>
      <text:p text:style-name="Standard">echo "Sorry, try for the next time" ;;</text:p>
      <text:p text:style-name="Standard">esac</text:p>
      <text:p text:style-name="Standard"/>
      <text:p text:style-name="Standard">5) If-Elif-Else example</text:p>
      <text:p text:style-name="Standard">#!/bin/bash</text:p>
      <text:p text:style-name="Standard">echo "Enter username"</text:p>
      <text:p text:style-name="Standard"><text:soft-page-break/>read username</text:p>
      <text:p text:style-name="Standard">echo "Enter password"</text:p>
      <text:p text:style-name="Standard">read password</text:p>
      <text:p text:style-name="Standard">if [[ ( $username == "admin" &amp;&amp; $password == "secret" ) ]]; then</text:p>
      <text:p text:style-name="Standard">echo "valid user"</text:p>
      <text:p text:style-name="Standard">else</text:p>
      <text:p text:style-name="Standard">echo "invalid user"</text:p>
      <text:p text:style-name="Standard">fi</text:p>
      <text:p text:style-name="Standard"/>
      <text:p text:style-name="Standard">6) If-Elif-Else example</text:p>
      <text:p text:style-name="Standard">#!/bin/bash</text:p>
      <text:p text:style-name="Standard">echo "Enter your lucky number"</text:p>
      <text:p text:style-name="Standard">read n</text:p>
      <text:p text:style-name="Standard">if [[ $n -eq 101 ]];</text:p>
      <text:p text:style-name="Standard">then</text:p>
      <text:p text:style-name="Standard">echo "You got 1st prize"</text:p>
      <text:p text:style-name="Standard">elif [[ $n -eq 510 ]];</text:p>
      <text:p text:style-name="Standard">then</text:p>
      <text:p text:style-name="Standard">echo "You got 2nd prize"</text:p>
      <text:p text:style-name="Standard">elif [[ $n -eq 999 ]];</text:p>
      <text:p text:style-name="Standard">then</text:p>
      <text:p text:style-name="Standard">echo "You got 3rd prize"</text:p>
      <text:p text:style-name="Standard">else</text:p>
      <text:p text:style-name="Standard">echo "Sorry, try for the next time"</text:p>
      <text:p text:style-name="Standard">fi</text:p>
      <text:p text:style-name="Standard"/>
      <text:p text:style-name="Standard">7) Function eg#!/bin/bash</text:p>
      <text:p text:style-name="Standard">myfunc() {</text:p>
      <text:p text:style-name="Standard">myresult='some value'</text:p>
      <text:p text:style-name="Standard">echo $myresult</text:p>
      <text:p text:style-name="Standard">if [[ a&lt;b ]] ; then echo $myresult else echo $myresult fi</text:p>
      <text:p text:style-name="Standard">}</text:p>
      <text:p text:style-name="Standard"/>
      <text:p text:style-name="Standard">8) Function eg</text:p>
      <text:p text:style-name="Standard">#!/bin/bash</text:p>
      <text:p text:style-name="Standard">function greeting() {</text:p>
      <text:p text:style-name="Standard">str="Hello, $name"</text:p>
      <text:p text:style-name="Standard">echo "$str"</text:p>
      <text:p text:style-name="Standard">}</text:p>
      <text:p text:style-name="Standard">echo "Enter your name"</text:p>
      <text:p text:style-name="Standard">read name</text:p>
      <text:p text:style-name="Standard">val=$greeting</text:p>
      <text:p text:style-name="Standard">echo "Return value of the function is $val"</text:p>
      <text:p text:style-name="Standard"/>
      <text:p text:style-name="Standard">9) While loop</text:p>
      <text:p text:style-name="Standard">#!/bin/bash</text:p>
      <text:p text:style-name="Standard">valid=true</text:p>
      <text:p text:style-name="Standard">count=1</text:p>
      <text:p text:style-name="Standard">while [ $valid ]</text:p>
      <text:p text:style-name="Standard">do</text:p>
      <text:p text:style-name="Standard">echo $count</text:p>
      <text:p text:style-name="Standard">if [[ $count -eq 5 ]];</text:p>
      <text:p text:style-name="Standard"><text:soft-page-break/>then</text:p>
      <text:p text:style-name="Standard">break</text:p>
      <text:p text:style-name="Standard">fi</text:p>
      <text:p text:style-name="Standard">count=count+1</text:p>
      <text:p text:style-name="Standard">done</text:p>
      <text:p text:style-name="Standard"/>
      <text:p text:style-name="Standard">10) For loop#!/bin/bash</text:p>
      <text:p text:style-name="Standard">for (( counter=10; counter&gt;0; counter-- ))</text:p>
      <text:p text:style-name="Standard">do</text:p>
      <text:p text:style-name="Standard">echo -n "$counter "</text:p>
      <text:p text:style-name="Standard">done</text:p>
      <text:p text:style-name="Standard">printf( "\n")</text:p>
      <text:p text:style-name="Standard"/>
      <text:p text:style-name="Standard">11) Arrays</text:p>
      <text:p text:style-name="Standard">#! /bin/bash</text:p>
      <text:p text:style-name="Standard"># To declare static Array</text:p>
      <text:p text:style-name="Standard">arr=(abinash randomX 1 milind randomY asad)</text:p>
      <text:p text:style-name="Standard"># To print all elements of array</text:p>
      <text:p text:style-name="Standard">echo "${arr[@]}"</text:p>
      <text:p text:style-name="Standard">echo "${arr[*]}"</text:p>
      <text:p text:style-name="Standard">echo "${arr[@]:0}"</text:p>
      <text:p text:style-name="Standard">echo "${arr[*]:0}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7T23:22:07.936994438</meta:creation-date>
    <dc:date>2020-08-07T23:32:22.872567914</dc:date>
    <meta:editing-duration>PT4S</meta:editing-duration>
    <meta:editing-cycles>1</meta:editing-cycles>
    <meta:document-statistic meta:table-count="0" meta:image-count="0" meta:object-count="0" meta:page-count="4" meta:paragraph-count="160" meta:word-count="521" meta:character-count="2854" meta:non-whitespace-character-count="2489"/>
    <meta:generator>LibreOffice/6.0.7.3$Linux_X86_64 LibreOffice_project/00m0$Build-3</meta:generator>
  </office:meta>
</office:document-meta>
</file>